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4e4c" officeooo:paragraph-rsid="001d4e4c"/>
    </style:style>
    <style:style style:name="P2" style:family="paragraph" style:parent-style-name="Standard">
      <style:paragraph-properties fo:text-align="center" style:justify-single-word="false"/>
      <style:text-properties officeooo:rsid="001d4e4c" officeooo:paragraph-rsid="001d4e4c"/>
    </style:style>
    <style:style style:name="P3" style:family="paragraph" style:parent-style-name="Standard">
      <style:paragraph-properties fo:text-align="start" style:justify-single-word="false"/>
      <style:text-properties officeooo:rsid="001d4e4c" officeooo:paragraph-rsid="001d4e4c"/>
    </style:style>
    <style:style style:name="P4" style:family="paragraph" style:parent-style-name="Standard">
      <style:paragraph-properties fo:text-align="start" style:justify-single-word="false"/>
      <style:text-properties officeooo:rsid="001da0fa" officeooo:paragraph-rsid="001da0fa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a0fa" officeooo:paragraph-rsid="001da0f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e0193" officeooo:paragraph-rsid="001e019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e0193" officeooo:paragraph-rsid="001e0193" style:font-weight-asian="normal" style:font-weight-complex="normal"/>
    </style:style>
    <style:style style:name="T1" style:family="text">
      <style:text-properties officeooo:rsid="001da0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othy Lee</text:p>
      <text:p text:style-name="P2"/>
      <text:p text:style-name="P3"><text:tab/><text:span text:style-name="T1">This was a fairly easy program, although I did manage to break linux once during making it. <text:s/>The program is perfect to the specifications as the script files will show.</text:span></text:p>
      <text:p text:style-name="P3"/>
      <text:p text:style-name="P5">Simple.ko</text:p>
      <text:p text:style-name="P4">tim@tim-VirtualBox:~/Documents/school$ sudo dmesg -c </text:p>
      <text:p text:style-name="P4">[ 3185.647129] Loading Module </text:p>
      <text:p text:style-name="P4">[ 3231.106932] Removing Module </text:p>
      <text:p text:style-name="P4"><text:a xlink:type="simple" xlink:href="mailto:tim@tim-VirtualBox" text:style-name="Internet_20_link" text:visited-style-name="Visited_20_Internet_20_Link">tim@tim-VirtualBox</text:a>:~/Documents/school$</text:p>
      <text:p text:style-name="P4"/>
      <text:p text:style-name="P6">ProjectA4.ko</text:p>
      <text:p text:style-name="P7">t@t-VirtualBox:~/Documents/school$ sudo dmesg -c </text:p>
      <text:p text:style-name="P7">[ 8050.421473] Loading Module </text:p>
      <text:p text:style-name="P7">[ 8050.421483] Student Number: 760120495 Course Credit 2 Grade 4 </text:p>
      <text:p text:style-name="P7">[ 8050.421484] Student Number: 760120495 Course Credit 3 Grade 1 </text:p>
      <text:p text:style-name="P7">[ 8050.421485] Student Number: 760120495 Course Credit 1 Grade 0 </text:p>
      <text:p text:style-name="P7">[ 8050.421485] Student Number: 760120495 Course Credit 2 Grade 0 </text:p>
      <text:p text:style-name="P7">[ 8050.421486] Student Number: 760120495 Course Credit 2 Grade 1 </text:p>
      <text:p text:style-name="P7">[ 8083.945334] Removing Module </text:p>
      <text:p text:style-name="P7">t@t-VirtualBox:~/Documents/school$ </text:p>
      <text:p text:style-name="P6"/>
      <text:p text:style-name="P7"><text:tab/>Here you see simple.ko loading and removing of a module. <text:s/>In ProjectA4.ko 5 student strucs have been intilialized with random values for course credit and grade and outputted to dmes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5:48:44.248061644</meta:creation-date>
    <dc:date>2023-07-03T14:09:57.531000000</dc:date>
    <meta:editing-duration>PT3M23S</meta:editing-duration>
    <meta:editing-cycles>4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8" meta:word-count="140" meta:character-count="1008" meta:non-whitespace-character-count="870"/>
  </office:meta>
</office:document-meta>
</file>